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D5C4514A599E560D56.jpg" manifest:media-type="image/jpeg"/>
  <manifest:file-entry manifest:full-path="Pictures/10000000000001ED00000134CE4366B27F07BEE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008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4.15cm" fo:min-width="2.7cm" draw:shadow-opacity="50%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1.05cm" fo:min-width="0cm" draw:shadow-opacity="50%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cm" fo:min-width="0.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0.95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solid" draw:fill-color="#008000" draw:opacity="50%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2cm" svg:height="4.4cm" svg:x="5.65cm" svg:y="2.5cm">
            <text:p text:style-name="P1">Servo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2cm" svg:height="1cm" svg:x="5.65cm" svg:y="6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5cm" svg:height="0.35cm" svg:x="6.075cm" svg:y="7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cm" svg:height="0.35cm" svg:x="7.075cm" svg:y="7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2cm" svg:height="1cm" svg:x="5.65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5cm" svg:height="0.35cm" svg:x="6.075cm" svg:y="1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cm" svg:height="0.35cm" svg:x="7.075cm" svg:y="1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2.6cm" svg:height="1.3cm" svg:x="5.45cm" svg:y="6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5cm" svg:height="0.35cm" svg:x="6.075cm" svg:y="7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cm" svg:height="0.35cm" svg:x="7.075cm" svg:y="7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5cm" svg:height="0.6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5cm" svg:height="0.6cm" svg:x="8.05cm" svg:y="7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2.6cm" svg:height="1.3cm" draw:transform="rotate (-3.14159265358979) translate (8.05cm 2.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5cm" svg:height="0.35cm" draw:transform="rotate (-3.14159265358979) translate (7.425cm 2.1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cm" svg:height="0.35cm" draw:transform="rotate (-3.14159265358979) translate (6.425cm 2.1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5cm" svg:height="0.6cm" draw:transform="rotate (-3.14159265358979) translate (8.5cm 2.1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5cm" svg:height="0.6cm" draw:transform="rotate (-3.14159265358979) translate (5.45cm 2.1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3.2cm" svg:height="4.4cm" svg:x="11cm" svg:y="2.5cm">
            <text:p text:style-name="P1">Servo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3cm" svg:height="1.3cm" svg:x="11.5cm" svg:y="6.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3cm" svg:height="1.3cm" svg:x="11.5cm" svg:y="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3.2cm" svg:height="4.4cm" draw:transform="rotate (1.5707963267949) translate (11.8cm 12.5cm)">
            <text:p text:style-name="P1">Servo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3cm" svg:height="1.3cm" draw:transform="rotate (1.5707963267949) translate (16.2cm 1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3cm" svg:height="1.3cm" draw:transform="rotate (1.5707963267949) translate (10.5cm 12cm)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0.45cm" svg:height="0.6cm" svg:x="11.05cm" svg:y="7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cm" svg:height="0.6cm" svg:x="11.05cm" svg:y="1.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0.45cm" svg:x="10.85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0.45cm" svg:x="16.55cm" svg:y="12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3.069cm" svg:height="8.165cm" svg:x="1.031cm" svg:y="16.435cm">
          <draw:image xlink:href="Pictures/10000000000001ED00000134CE4366B27F07BEE6.jpg" xlink:type="simple" xlink:show="embed" xlink:actuate="onLoad">
            <text:p/>
          </draw:image>
        </draw:frame>
        <draw:frame draw:style-name="gr10" draw:text-style-name="P5" draw:layer="layout" svg:width="5cm" svg:height="11.2cm" svg:x="15cm" svg:y="16.6cm">
          <draw:text-box>
            <text:p text:style-name="P4"><text:span text:style-name="T1">A = .780” </text:span><text:span text:style-name="T1">(19.82mm)</text:span></text:p>
            <text:p text:style-name="P4"><text:span text:style-name="T1">B = .530” </text:span><text:span text:style-name="T1">(13.47mm)</text:span></text:p>
            <text:p text:style-name="P4"><text:span text:style-name="T1">C = 1.33” </text:span><text:span text:style-name="T1">(33.79mm)</text:span></text:p>
            <text:p text:style-name="P4"><text:span text:style-name="T1">D = .400” </text:span><text:span text:style-name="T1">(10.17mm)</text:span></text:p>
            <text:p text:style-name="P4"><text:span text:style-name="T1">E = .380” </text:span><text:span text:style-name="T1">(9.66mm)</text:span></text:p>
            <text:p text:style-name="P4"><text:span text:style-name="T1">F = 1.19” </text:span><text:span text:style-name="T1">(30.22mm)</text:span></text:p>
            <text:p text:style-name="P4"><text:span text:style-name="T1">G = .460” </text:span><text:span text:style-name="T1">(11.68mm)</text:span></text:p>
            <text:p text:style-name="P4"><text:span text:style-name="T1">H = 1.05” </text:span><text:span text:style-name="T1">(26.67mm)</text:span></text:p>
            <text:p text:style-name="P4"><text:span text:style-name="T1">J = 2.08” </text:span><text:span text:style-name="T1">(52.84mm)</text:span></text:p>
            <text:p text:style-name="P4"><text:span text:style-name="T1">K = .368” </text:span><text:span text:style-name="T1">(9.35mm)</text:span></text:p>
            <text:p text:style-name="P4"><text:span text:style-name="T1">L = .172” </text:span><text:span text:style-name="T1">(4.38mm)</text:span></text:p>
            <text:p text:style-name="P4"><text:span text:style-name="T1">M = 1.57” </text:span><text:span text:style-name="T1">(39.88mm)</text:span></text:p>
            <text:p text:style-name="P4"><text:span text:style-name="T1">X = .120” </text:span><text:span text:style-name="T1">(3.05mm)</text:span></text:p>
          </draw:text-box>
        </draw:frame>
      </draw:page>
      <draw:page draw:name="page2" draw:style-name="dp1" draw:master-page-name="Default">
        <draw:frame draw:style-name="gr9" draw:text-style-name="P1" draw:layer="layout" svg:width="16.256cm" svg:height="21.184cm" svg:x="4.251cm" svg:y="5.11cm">
          <draw:image xlink:href="Pictures/1000000000000168000001D5C4514A599E560D56.jpg" xlink:type="simple" xlink:show="embed" xlink:actuate="onLoad">
            <text:p/>
          </draw:image>
        </draw:frame>
        <draw:rect draw:style-name="gr11" draw:text-style-name="P1" draw:layer="layout" svg:width="1.981cm" svg:height="3.988cm" svg:x="11.338cm" svg:y="8.36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ata </meta:initial-creator>
    <meta:creation-date>2014-02-05T20:50:36</meta:creation-date>
    <dc:date>2017-02-24T15:04:06.968023257</dc:date>
    <dc:creator>Anool Mahidharia</dc:creator>
    <meta:editing-duration>PT1H8M24S</meta:editing-duration>
    <meta:editing-cycles>10</meta:editing-cycles>
    <meta:generator>LibreOffice/5.1.6.2$Linux_X86_64 LibreOffice_project/10m0$Build-2</meta:generator>
    <meta:document-statistic meta:object-count="36"/>
  </office:meta>
</office:document-meta>
</file>